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51ae" officeooo:paragraph-rsid="001e51ae"/>
    </style:style>
    <style:style style:name="P2" style:family="paragraph" style:parent-style-name="Standard">
      <style:text-properties fo:font-weight="bold" officeooo:rsid="001f6872" officeooo:paragraph-rsid="001f687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e51ae" officeooo:paragraph-rsid="001e51ae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f6872" officeooo:paragraph-rsid="001f6872"/>
    </style:style>
    <style:style style:name="P5" style:family="paragraph" style:parent-style-name="Standard">
      <style:text-properties officeooo:rsid="00208419" officeooo:paragraph-rsid="00223257"/>
    </style:style>
    <style:style style:name="P6" style:family="paragraph" style:parent-style-name="Standard" style:list-style-name="L1">
      <style:text-properties officeooo:rsid="00208419" officeooo:paragraph-rsid="00223257"/>
    </style:style>
    <style:style style:name="P7" style:family="paragraph" style:parent-style-name="Standard" style:list-style-name="L1">
      <style:text-properties officeooo:rsid="00223257" officeooo:paragraph-rsid="00223257"/>
    </style:style>
    <style:style style:name="P8" style:family="paragraph" style:parent-style-name="Standard" style:list-style-name="L1">
      <style:text-properties officeooo:rsid="0022d66b" officeooo:paragraph-rsid="0022d66b"/>
    </style:style>
    <style:style style:name="P9" style:family="paragraph" style:parent-style-name="Standard">
      <style:text-properties officeooo:rsid="0024f561" officeooo:paragraph-rsid="0024f561"/>
    </style:style>
    <style:style style:name="P10" style:family="paragraph" style:parent-style-name="Standard">
      <style:text-properties officeooo:rsid="00253e8b" officeooo:paragraph-rsid="00253e8b"/>
    </style:style>
    <style:style style:name="P11" style:family="paragraph" style:parent-style-name="Standard">
      <style:text-properties officeooo:rsid="00279658" officeooo:paragraph-rsid="00279658"/>
    </style:style>
    <style:style style:name="P12" style:family="paragraph" style:parent-style-name="Standard">
      <style:text-properties fo:font-size="14pt" fo:font-weight="bold" officeooo:rsid="001f6872" officeooo:paragraph-rsid="001f6872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1e51ae" officeooo:paragraph-rsid="001e51ae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995aa" officeooo:paragraph-rsid="002995aa" style:font-size-asian="14pt" style:font-weight-asian="bold" style:font-size-complex="14pt" style:font-weight-complex="bold"/>
    </style:style>
    <style:style style:name="P15" style:family="paragraph" style:parent-style-name="Standard">
      <style:text-properties officeooo:rsid="002995aa" officeooo:paragraph-rsid="002995aa"/>
    </style:style>
    <style:style style:name="P16" style:family="paragraph" style:parent-style-name="Standard" style:list-style-name="L2">
      <style:text-properties officeooo:rsid="002995aa" officeooo:paragraph-rsid="002995aa"/>
    </style:style>
    <style:style style:name="P17" style:family="paragraph" style:parent-style-name="Standard">
      <style:text-properties officeooo:rsid="002a7341" officeooo:paragraph-rsid="002a7341"/>
    </style:style>
    <style:style style:name="P18" style:family="paragraph" style:parent-style-name="Standard">
      <style:text-properties officeooo:rsid="002b9dcd" officeooo:paragraph-rsid="002b9dcd"/>
    </style:style>
    <style:style style:name="P19" style:family="paragraph" style:parent-style-name="Standard">
      <style:text-properties fo:font-size="10pt" fo:font-weight="normal" officeooo:rsid="001e51ae" officeooo:paragraph-rsid="001e51ae" style:font-size-asian="10pt" style:font-weight-asian="normal" style:font-size-complex="10pt" style:font-weight-complex="normal"/>
    </style:style>
    <style:style style:name="P20" style:family="paragraph" style:parent-style-name="Standard">
      <style:text-properties officeooo:paragraph-rsid="001e51ae"/>
    </style:style>
    <style:style style:name="T1" style:family="text">
      <style:text-properties officeooo:rsid="00208419"/>
    </style:style>
    <style:style style:name="T2" style:family="text">
      <style:text-properties officeooo:rsid="00223257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officeooo:rsid="0026286d"/>
    </style:style>
    <style:style style:name="T5" style:family="text">
      <style:text-properties officeooo:rsid="002920e3"/>
    </style:style>
    <style:style style:name="T6" style:family="text">
      <style:text-properties officeooo:rsid="002a239c"/>
    </style:style>
    <style:style style:name="T7" style:family="text">
      <style:text-properties officeooo:rsid="002a7341"/>
    </style:style>
    <style:style style:name="T8" style:family="text">
      <style:text-properties officeooo:rsid="002b9dcd"/>
    </style:style>
    <style:style style:name="T9" style:family="text">
      <style:text-properties fo:font-size="10pt" fo:font-weight="normal" officeooo:rsid="002d230f" style:font-size-asian="10pt" style:font-weight-asian="normal" style:font-size-complex="10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AWS</text:p>
      <text:p text:style-name="P13"/>
      <text:p text:style-name="P19">https://www.aws.training/transcript/curriculumplayer?transcriptId=WbiSkRMugUaA9Y0Au8LYjQ2</text:p>
      <text:p text:style-name="P13"/>
      <text:p text:style-name="P13">* Global infrastructure:</text:p>
      <text:p text:style-name="P1"/>
      <text:p text:style-name="P2">Regions:</text:p>
      <text:p text:style-name="P5">An AWS Region is a separated geographical area, <text:span text:style-name="T2">like: </text:span></text:p>
      <text:p text:style-name="P5"/>
      <text:list xml:id="list1626020341" text:style-name="L1">
        <text:list-item>
          <text:p text:style-name="P6"><text:span text:style-name="T2">US West - Northern Carolina, code us-west-1</text:span></text:p>
        </text:list-item>
        <text:list-item>
          <text:p text:style-name="P8">US West – Oregon, code us-west-2</text:p>
        </text:list-item>
        <text:list-item>
          <text:p text:style-name="P7">EU – Ireland, code eu-west-1</text:p>
        </text:list-item>
        <text:list-item>
          <text:p text:style-name="P8">Asia Pacific – Tokio, code ap-northeast-1</text:p>
        </text:list-item>
        <text:list-item>
          <text:p text:style-name="P8"><text:span text:style-name="T3">Asia Pacific – Sydney, code ap-shoutheast-2</text:span></text:p>
        </text:list-item>
        <text:list-item>
          <text:p text:style-name="P8"><text:span text:style-name="T3">etc</text:span></text:p>
        </text:list-item>
      </text:list>
      <text:p text:style-name="P4"/>
      <text:p text:style-name="P4"/>
      <text:p text:style-name="P2">Availability zone<text:span text:style-name="T1">s / AZ:</text:span></text:p>
      <text:p text:style-name="P9">Collection of datacenters within a region.</text:p>
      <text:p text:style-name="P9"/>
      <text:p text:style-name="P9">Isolated between them but connected with high speed networks.</text:p>
      <text:p text:style-name="P10">Isolated: <text:s/>Physically separated, different power providers,<text:span text:style-name="T4">multiple tier1 providers,</text:span> backup generators, etc.</text:p>
      <text:p text:style-name="P4"/>
      <text:p text:style-name="P4"/>
      <text:p text:style-name="P2">Edge locations:</text:p>
      <text:p text:style-name="P11">Hosts the CDN</text:p>
      <text:p text:style-name="P11"/>
      <text:p text:style-name="P11"/>
      <text:p text:style-name="P12">* <text:span text:style-name="T5">Amazon Private Cloud – VPC:</text:span></text:p>
      <text:p text:style-name="P4"/>
      <text:list xml:id="list3979128107" text:style-name="L2">
        <text:list-item>
          <text:p text:style-name="P16">Works with AWS regions and availability zones (az)</text:p>
        </text:list-item>
        <text:list-item>
          <text:p text:style-name="P16">Subnets</text:p>
        </text:list-item>
        <text:list-item>
          <text:p text:style-name="P16">Route tables.</text:p>
        </text:list-item>
        <text:list-item>
          <text:p text:style-name="P16">Internet Gateway (IGW) to get internet from the VPC</text:p>
        </text:list-item>
        <text:list-item>
          <text:p text:style-name="P16">NAT Gateway, allows private subnets to get internet</text:p>
        </text:list-item>
        <text:list-item>
          <text:p text:style-name="P16">Network access control lists (NACL) <text:span text:style-name="T6">control access to subnets stateless</text:span></text:p>
        </text:list-item>
      </text:list>
      <text:p text:style-name="P15"/>
      <text:p text:style-name="P15"/>
      <text:p text:style-name="P14">* <text:span text:style-name="T7">AWS Security Groups:</text:span></text:p>
      <text:p text:style-name="P15"/>
      <text:p text:style-name="P17">Is the firewall on EC2, like Iptables allows and deny IPs, protocols,etc</text:p>
      <text:p text:style-name="P15"/>
      <text:p text:style-name="P15"/>
      <text:p text:style-name="P14">* <text:span text:style-name="T8">Compute Services</text:span></text:p>
      <text:p text:style-name="P18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2T23:43:55.101000000</meta:creation-date>
    <dc:date>2019-01-03T00:57:00.849000000</dc:date>
    <meta:editing-duration>PT1H2M46S</meta:editing-duration>
    <meta:editing-cycles>17</meta:editing-cycles>
    <meta:generator>LibreOffice/5.4.3.2$Windows_x86 LibreOffice_project/92a7159f7e4af62137622921e809f8546db437e5</meta:generator>
    <meta:document-statistic meta:table-count="0" meta:image-count="0" meta:object-count="0" meta:page-count="1" meta:paragraph-count="27" meta:word-count="151" meta:character-count="1028" meta:non-whitespace-character-count="908"/>
  </office:meta>
</office:document-meta>
</file>